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0.905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0.704cm"/>
    </style:style>
    <style:style style:name="co19" style:family="table-column">
      <style:table-column-properties fo:break-before="auto" style:column-width="1.258cm"/>
    </style:style>
    <style:style style:name="co20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684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0.594cm"/>
    </style:style>
    <style:style style:name="co15" style:family="table-column">
      <style:table-column-properties fo:break-before="auto" style:column-width="0.912cm"/>
    </style:style>
    <style:style style:name="co16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0.907cm"/>
    </style:style>
    <style:style style:name="co24" style:family="table-column">
      <style:table-column-properties fo:break-before="auto" style:column-width="1.106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language="fr" fo:country="FR" style:font-name-asian="Microsoft YaHei" style:language-asian="zh" style:country-asian="CN" style:font-name-complex="Arial1" style:language-complex="hi" style:country-complex="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141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141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gram_00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5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[.B2]*60*20+[.C2]*20+[.D2]" office:value-type="float" office:value="200">
            <text:p>20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51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01">
            <text:p>01</text:p>
          </table:table-cell>
          <table:table-cell table:style-name="ce3" table:formula="of:=DEC2HEX([.E2];4)" office:value-type="string" office:string-value="00C8">
            <text:p>00C8</text:p>
          </table:table-cell>
          <table:table-cell table:style-name="ce3" table:formula="of:=DEC2HEX([.A3];2)" office:value-type="string" office:string-value="02">
            <text:p>02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3">
            <text:p>03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4">
            <text:p>04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5">
            <text:p>05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6">
            <text:p>06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9">
            <text:p>09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A">
            <text:p>0A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B">
            <text:p>0B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C">
            <text:p>0C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0D">
            <text:p>0D</text:p>
          </table:table-cell>
          <table:table-cell table:style-name="ce3" table:formula="of:=DEC2HEX([.E14];4)" office:value-type="string" office:string-value="0E10">
            <text:p>0E10</text:p>
          </table:table-cell>
          <table:table-cell table:style-name="ce3" table:formula="of:=DEC2HEX([.A15];2)" office:value-type="string" office:string-value="0E">
            <text:p>0E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F">
            <text:p>0F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10">
            <text:p>1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63">
            <text:p>63</text:p>
          </table:table-cell>
          <table:table-cell table:style-name="ce3" table:formula="of:=DEC2HEX([.E18];4)" office:value-type="string" office:string-value="A410">
            <text:p>A410</text:p>
          </table:table-cell>
          <table:table-cell table:style-name="ce3" table:formula="of:=DEC2HEX([.A19];2)" office:value-type="string" office:string-value="63">
            <text:p>63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63">
            <text:p>63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63">
            <text:p>63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63">
            <text:p>63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63">
            <text:p>63</text:p>
          </table:table-cell>
          <table:table-cell table:style-name="ce3" table:formula="of:=DEC2HEX([.B23];4)" office:value-type="string" office:string-value="0001">
            <text:p>0001</text:p>
          </table:table-cell>
          <table:table-cell table:style-name="ce3" table:formula="of:=DEC2HEX([.A24];2)" office:value-type="string" office:string-value="63">
            <text:p>63</text:p>
          </table:table-cell>
          <table:table-cell table:style-name="ce3" table:formula="of:=DEC2HEX([.B24];4)" office:value-type="string" office:string-value="0002">
            <text:p>0002</text:p>
          </table:table-cell>
          <table:table-cell table:style-name="ce3" table:formula="of:=DEC2HEX([.A25];2)" office:value-type="string" office:string-value="63">
            <text:p>63</text:p>
          </table:table-cell>
          <table:table-cell table:style-name="ce3" table:formula="of:=DEC2HEX([.B25];4)" office:value-type="string" office:string-value="0003">
            <text:p>0003</text:p>
          </table:table-cell>
          <table:table-cell table:style-name="ce3" table:formula="of:=DEC2HEX([.A26];2)" office:value-type="string" office:string-value="63">
            <text:p>63</text:p>
          </table:table-cell>
          <table:table-cell table:style-name="ce3" table:formula="of:=DEC2HEX([.B26];4)" office:value-type="string" office:string-value="0004">
            <text:p>0004</text:p>
          </table:table-cell>
          <table:table-cell table:style-name="ce3" table:formula="of:=DEC2HEX([.A27];2)" office:value-type="string" office:string-value="63">
            <text:p>63</text:p>
          </table:table-cell>
          <table:table-cell table:style-name="ce3" table:formula="of:=DEC2HEX([.B27];4)" office:value-type="string" office:string-value="0005">
            <text:p>0005</text:p>
          </table:table-cell>
          <table:table-cell table:style-name="ce7" table:formula="of:=DEC2HEX([.J25];2)" office:value-type="string" office:string-value="10">
            <text:p>10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;8)" office:value-type="string" office:string-value="0000B2F7">
            <office:annotation draw:style-name="gr1" draw:text-style-name="P1" svg:width="2.899cm" svg:height="1.781cm" svg:x="54.44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B2F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55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53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)" office:value-type="string" office:string-value="0100C80200000300000400000500000600000700000800000900000A00000B00000C00000D0E100E00000F000010000063A410630000630000630000630000630001630002630003630004630005100000B2F7" table:number-columns-spanned="42" table:number-rows-spanned="1">
            <text:p>0100C80200000300000400000500000600000700000800000900000A00000B00000C00000D0E100E00000F000010000063A410630000630000630000630000630001630002630003630004630005100000B2F7</text:p>
          </table:table-cell>
          <table:covered-table-cell table:number-columns-repeated="41"/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55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H3]" office:value-type="string" office:string-value="0000B2F7" table:number-columns-spanned="4" table:number-rows-spanned="2">
            <text:p>0000B2F7</text:p>
          </table:table-cell>
          <table:covered-table-cell table:number-columns-repeated="3" table:style-name="ce5"/>
          <table:table-cell table:number-columns-repeated="40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40"/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G3])" office:value-type="float" office:value="16" table:number-columns-spanned="4" table:number-rows-spanned="2">
            <text:p>16</text:p>
          </table:table-cell>
          <table:covered-table-cell table:number-columns-repeated="3"/>
          <table:table-cell table:number-columns-repeated="40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40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55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5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" table:formula="of:=[.B14]*60*20+[.C14]*20+[.D14]" office:value-type="float" office:value="3600">
            <text:p>3600</text:p>
          </table:table-cell>
          <table:table-cell table:number-columns-repeated="55"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55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55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15200" table:number-columns-spanned="2" table:number-rows-spanned="1">
            <text:p>115200</text:p>
          </table:table-cell>
          <table:covered-table-cell/>
          <table:table-cell office:value-type="string">
            <text:p>bauds</text:p>
          </table:table-cell>
          <table:table-cell table:number-columns-repeated="4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1" table:formula="of:=[.B18]*60*20+[.C18]*20+[.D18]" office:value-type="float" office:value="42000">
            <text:p>4200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48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48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changer la seq pour pas dépassé 16</text:p>
          </table:table-cell>
          <table:table-cell table:number-columns-repeated="40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55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55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1">
            <text:p>1</text:p>
          </table:table-cell>
          <table:table-cell table:style-name="ce1" table:formula="of:=[.B23]*60*20+[.C23]*20+[.D23]" office:value-type="float" office:value="1221">
            <text:p>1221</text:p>
          </table:table-cell>
          <table:table-cell table:number-columns-repeated="55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2">
            <text:p>2</text:p>
          </table:table-cell>
          <table:table-cell table:style-name="ce1" table:formula="of:=[.B24]*60*20+[.C24]*20+[.D24]" office:value-type="float" office:value="2442">
            <text:p>2442</text:p>
          </table:table-cell>
          <table:table-cell table:number-columns-repeated="4"/>
          <table:table-cell table:formula="of:=IF(AND([.A8]&gt;0;[.A8]&lt;&gt;99);[.A8];IF(AND([.A7]&gt;0;[.A7]&lt;&gt;99);[.A7];IF(AND([.A6]&gt;0;[.A6]&lt;&gt;99);[.A6];IF(AND([.A5]&gt;0;[.A5]&lt;&gt;99);[.A5];IF(AND([.A4]&gt;0;[.A4]&lt;&gt;99);[.A4];IF(AND([.A3]&gt;0;[.A3]&lt;&gt;99);[.A3];[.A2]))))))" office:value-type="float" office:value="7">
            <text:p>7</text:p>
          </table:table-cell>
          <table:table-cell table:number-columns-repeated="50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3">
            <text:p>3</text:p>
          </table:table-cell>
          <table:table-cell table:style-name="ce1" table:formula="of:=[.B25]*60*20+[.C25]*20+[.D25]" office:value-type="float" office:value="3663">
            <text:p>3663</text:p>
          </table:table-cell>
          <table:table-cell table:number-columns-repeated="4"/>
          <table:table-cell table:formula="of:=IF(AND([.A38]&gt;0;[.A38]&lt;&gt;99);[.A38];IF(AND([.A37]&gt;0;[.A37]&lt;&gt;99);[.A37];IF(AND([.A36]&gt;0;[.A36]&lt;&gt;99);[.A36];IF(AND([.A35]&gt;0;[.A35]&lt;&gt;99);[.A35];IF(AND([.A34]&gt;0;[.A34]&lt;&gt;99);[.A34];IF(AND([.A33]&gt;0;[.A33]&lt;&gt;99);[.A33];IF(AND([.A32]&gt;0;[.A32]&lt;&gt;99);[.A32];IF(AND([.A31]&gt;0;[.A31]&lt;&gt;99);[.A31];IF(AND([.A30]&gt;0;[.A30]&lt;&gt;99);[.A30];IF(AND([.A29]&gt;0;[.A29]&lt;&gt;99);[.A29];IF(AND([.A28]&gt;0;[.A28]&lt;&gt;99);[.A28];IF(AND([.A27]&gt;0;[.A27]&lt;&gt;99);[.A27];IF(AND([.A26]&gt;0;[.A26]&lt;&gt;99);[.A26];IF(AND([.A25]&gt;0;[.A25]&lt;&gt;99);[.A25];IF(AND([.A24]&gt;0;[.A24]&lt;&gt;99);[.A24];IF(AND([.A23]&gt;0;[.A23]&lt;&gt;99);[.A23];IF(AND([.A22]&gt;0;[.A22]&lt;&gt;99);[.A22];IF(AND([.A21]&gt;0;[.A21]&lt;&gt;99);[.A21];IF(AND([.A20]&gt;0;[.A20]&lt;&gt;99);[.A20];IF(AND([.A19]&gt;0;[.A19]&lt;&gt;99);[.A19];IF(AND([.A18]&gt;0;[.A18]&lt;&gt;99);[.A18];IF(AND([.A17]&gt;0;[.A17]&lt;&gt;99);[.A17];IF(AND([.A16]&gt;0;[.A16]&lt;&gt;99);[.A16];IF(AND([.A15]&gt;0;[.A15]&lt;&gt;99);[.A15];IF(AND([.A14]&gt;0;[.A14]&lt;&gt;99);[.A14];IF(AND([.A13]&gt;0;[.A13]&lt;&gt;99);[.A13];IF(AND([.A12]&gt;0;[.A12]&lt;&gt;99);[.A12];IF(AND([.A11]&gt;0;[.A11]&lt;&gt;99);[.A11];IF(AND([.A10]&gt;0;[.A10]&lt;&gt;99);[.A10];IF(AND([.A9]&gt;0;[.A9]&lt;&gt;99);[.A9];[.J24]))))))))))))))))))))))))))))))" office:value-type="float" office:value="16">
            <text:p>16</text:p>
          </table:table-cell>
          <table:table-cell office:value-type="string">
            <text:p>sortie tir max </text:p>
          </table:table-cell>
          <table:table-cell table:number-columns-repeated="49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4">
            <text:p>4</text:p>
          </table:table-cell>
          <table:table-cell table:style-name="ce1" table:formula="of:=[.B26]*60*20+[.C26]*20+[.D26]" office:value-type="float" office:value="4884">
            <text:p>4884</text:p>
          </table:table-cell>
          <table:table-cell table:number-columns-repeated="55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5">
            <text:p>5</text:p>
          </table:table-cell>
          <table:table-cell table:style-name="ce1" table:formula="of:=[.B27]*60*20+[.C27]*20+[.D27]" office:value-type="float" office:value="6105">
            <text:p>6105</text:p>
          </table:table-cell>
          <table:table-cell table:number-columns-repeated="5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5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5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5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5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5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5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5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5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5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5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55"/>
        </table:table-row>
        <table:table-row table:style-name="ro1" table:number-rows-repeated="104853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TIR_0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5DC">
            <text:p>05DC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5DD">
            <text:p>05DD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5DE">
            <text:p>05DE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5DF">
            <text:p>05DF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F28">
            <text:p>0F28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F29">
            <text:p>0F29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F2A">
            <text:p>0F2A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1900">
            <text:p>1900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1903">
            <text:p>1903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76F7">
            <office:annotation draw:style-name="gr1" draw:text-style-name="P1" svg:width="2.899cm" svg:height="1.781cm" svg:x="63.096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76F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" table:formula="of:=[.B5]*60*20+[.C5]*20+[.D5]" office:value-type="float" office:value="1500">
            <text:p>150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table:formula="of:=[.B6]*60*20+[.C6]*20+[.D6]" office:value-type="float" office:value="1501">
            <text:p>1501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5DC0A05DD0B05DE0705DF080F28030F29020F2A0119000F19030000000000000000000000000000000000000000000000000000000000000000000000000000000000000000000000000000000000000000000000000F000076F7" table:number-columns-spanned="66" table:number-rows-spanned="1">
            <text:p>1F00000500010600020905DC0A05DD0B05DE0705DF080F28030F29020F2A0119000F19030000000000000000000000000000000000000000000000000000000000000000000000000000000000000000000000000000000000000000000000000F000076F7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" table:formula="of:=[.B7]*60*20+[.C7]*20+[.D7]" office:value-type="float" office:value="1502">
            <text:p>1502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" table:formula="of:=[.B8]*60*20+[.C8]*20+[.D8]" office:value-type="float" office:value="1503">
            <text:p>1503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76F7" table:number-columns-spanned="4" table:number-rows-spanned="2">
            <text:p>000076F7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1" table:formula="of:=[.B9]*60*20+[.C9]*20+[.D9]" office:value-type="float" office:value="3880">
            <text:p>388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" table:formula="of:=[.B10]*60*20+[.C10]*20+[.D10]" office:value-type="float" office:value="3881">
            <text:p>3881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" table:formula="of:=[.B11]*60*20+[.C11]*20+[.D11]" office:value-type="float" office:value="3882">
            <text:p>3882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" table:formula="of:=[.B12]*60*20+[.C12]*20+[.D12]" office:value-type="float" office:value="6400">
            <text:p>640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1" table:formula="of:=[.B13]*60*20+[.C13]*20+[.D13]" office:value-type="float" office:value="6403">
            <text:p>6403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003">
            <text:p>0003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004">
            <text:p>0004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005">
            <text:p>0005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6">
            <text:p>0006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7">
            <text:p>0007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008">
            <text:p>0008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009">
            <text:p>0009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000A">
            <text:p>000A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000B">
            <text:p>000B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4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table:formula="of:=[.B5]*60*20+[.C5]*20+[.D5]" office:value-type="float" office:value="3">
            <text:p>3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table:formula="of:=[.B6]*60*20+[.C6]*20+[.D6]" office:value-type="float" office:value="4">
            <text:p>4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0030A00040B000507000608000703000802000901000A0F000B0000000000000000000000000000000000000000000000000000000000000000000000000000000000000000000000000000000000000000000000000F00000042" table:number-columns-spanned="66" table:number-rows-spanned="1">
            <text:p>1F00000500010600020900030A00040B000507000608000703000802000901000A0F000B0000000000000000000000000000000000000000000000000000000000000000000000000000000000000000000000000000000000000000000000000F00000042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table:formula="of:=[.B7]*60*20+[.C7]*20+[.D7]" office:value-type="float" office:value="5">
            <text:p>5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table:formula="of:=[.B8]*60*20+[.C8]*20+[.D8]" office:value-type="float" office:value="6">
            <text:p>6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42" table:number-columns-spanned="4" table:number-rows-spanned="2">
            <text:p>0000004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table:formula="of:=[.B9]*60*20+[.C9]*20+[.D9]" office:value-type="float" office:value="7">
            <text:p>7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table:formula="of:=[.B10]*60*20+[.C10]*20+[.D10]" office:value-type="float" office:value="8">
            <text:p>8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table:formula="of:=[.B11]*60*20+[.C11]*20+[.D11]" office:value-type="float" office:value="9">
            <text:p>9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table:formula="of:=[.B12]*60*20+[.C12]*20+[.D12]" office:value-type="float" office:value="10">
            <text:p>1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table:formula="of:=[.B13]*60*20+[.C13]*20+[.D13]" office:value-type="float" office:value="11">
            <text:p>11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2]*60*20+[.C2]*20+[.D2]" office:value-type="float" office:value="2">
            <text:p>2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01">
            <text:p>01</text:p>
          </table:table-cell>
          <table:table-cell table:style-name="ce3" table:formula="of:=DEC2HEX([.E2];4)" office:value-type="string" office:string-value="0002">
            <text:p>0002</text:p>
          </table:table-cell>
          <table:table-cell table:style-name="ce3" table:formula="of:=DEC2HEX([.A3];2)" office:value-type="string" office:string-value="00">
            <text:p>00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0">
            <text:p>00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0">
            <text:p>00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0">
            <text:p>00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0">
            <text:p>00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0">
            <text:p>00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0">
            <text:p>00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0">
            <text:p>00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0">
            <text:p>00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0">
            <text:p>00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0">
            <text:p>00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1">
            <text:p>01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0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0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0100020000000000000000000000000000000000000000000000000000000000000000000000000000000000000000000000000000000000000000000000000000000000000000000000000000000000000000000000000000000000000000000100000002" table:number-columns-spanned="66" table:number-rows-spanned="1">
            <text:p>0100020000000000000000000000000000000000000000000000000000000000000000000000000000000000000000000000000000000000000000000000000000000000000000000000000000000000000000000000000000000000000000000100000002</text:p>
          </table:table-cell>
          <table:covered-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02" table:number-columns-spanned="4" table:number-rows-spanned="2">
            <text:p>0000000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" table:number-columns-spanned="4" table:number-rows-spanned="2">
            <text:p>1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2">
            <text:p>2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0" number:min-integer-digits="0"/>
    </number:number-style>
    <number:number-style style:name="N112">
      <number:number number:decimal-places="0" number:min-integer-digits="2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0" number:min-integer-digits="3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3">03/03/2026</text:date>, <text:time>21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15M53S</meta:editing-duration>
    <meta:editing-cycles>18</meta:editing-cycles>
    <meta:generator>OpenOffice/4.1.9$Win32 OpenOffice.org_project/419m1$Build-9805</meta:generator>
    <dc:date>2026-03-03T21:56:19.72</dc:date>
    <dc:creator>d d</dc:creator>
    <meta:document-statistic meta:table-count="4" meta:cell-count="964" meta:object-count="0"/>
    <meta:user-defined meta:name="Info 1"/>
    <meta:user-defined meta:name="Info 2"/>
    <meta:user-defined meta:name="Info 3"/>
    <meta:user-defined meta:name="Info 4"/>
  </office:meta>
</office:document-meta>
</file>